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6"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7" style:family="text">
      <style:text-properties fo:font-size="32pt"/>
    </style:style>
    <style:style style:name="T8"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9"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2">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3">.class</text:span></text:p>
              </text:list-item>
              <text:list-item>
                <text:p text:style-name="P2"><text:span text:style-name="T1">Regular use of the </text:span><text:span text:style-name="T3">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4">Can use </text:span><text:span text:style-name="T5">break</text:span><text:span text:style-name="T4">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3">File.eachLine()</text:span><text:span text:style-name="T1"> should be used.</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3">'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6">but does not work</text:span><text:span text:style-name="T1"> (see examples)</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3">def method(p=5)</text:span><text:span text:style-name="T1"> syntax</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7">Blocks of reusable code</text:span></text:p>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are objects that can be called using the () operator</text:span></text:p>
              </text:list-item>
              <text:list-item>
                <text:p text:style-name="P2"><text:span text:style-name="T8">Another way to call a closure is using it's </text:span><text:span text:style-name="T9">call</text:span><text:span text:style-name="T8"> method.</text:span></text:p>
              </text:list-item>
              <text:list-item>
                <text:p text:style-name="P2"><text:span text:style-name="T8"/></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can and actually always return values</text:span></text:p>
              </text:list-item>
              <text:list-item>
                <text:p text:style-name="P2"><text:span text:style-name="T8">Regular return statement can be used explicitly</text:span></text:p>
              </text:list-item>
              <text:list-item>
                <text:p text:style-name="P2"><text:span text:style-name="T8">If no return statement occurs then the last statements return value is returned</text:span></text:p>
              </text:list-item>
              <text:list-item>
                <text:p text:style-name="P2"><text:span text:style-name="T8">If the last statement does not have a return value then </text:span><text:span text:style-name="T9">null</text:span><text:span text:style-name="T8"> is returned</text:span></text:p>
              </text:list-item>
              <text:list-item>
                <text:p text:style-name="P2"><text:span text:style-name="T8">The is no way to declare the return type of a closure statically</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8">No checked exceptions (some consider this to be very good...)</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8">Can catch all exceptions with </text:span><text:span text:style-name="T9">catch(e) </text:span><text:span text:style-name="T8">(syntactic sugar)</text:span></text:p>
              </text:list-item>
              <text:list-item>
                <text:p text:style-name="P2"><text:span text:style-name="T1">You can create your own exception classes (derive from </text:span><text:span text:style-name="T3">Exception</text:span><text:span text:style-name="T1">)</text:span></text:p>
              </text:list-item>
              <text:list-item>
                <text:p text:style-name="P2"><text:span text:style-name="T3">Finally</text:span><text:span text:style-name="T1"> is supported.</text:span></text:p>
              </text:list-item>
              <text:list-item>
                <text:p text:style-name="P2"><text:span text:style-name="T1">Standard Java </text:span><text:span text:style-name="T3">assert</text:span><text:span text:style-name="T1"> syntax is supported.</text:span></text:p>
              </text:list-item>
              <text:list-item>
                <text:p text:style-name="P2"><text:span text:style-name="T1">By catching </text:span><text:span text:style-name="T3">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Methods can declare that they </text:span><text:span text:style-name="T9">may </text:span><text:span text:style-name="T8">throw an exception(s).</text:span></text:p>
              </text:list-item>
              <text:list-item>
                <text:p text:style-name="P2"><text:span text:style-name="T1">This is good for documentation and maintainance.</text:span></text:p>
              </text:list-item>
              <text:list-item>
                <text:p text:style-name="P2"><text:span text:style-name="T1">This is </text:span><text:span text:style-name="T2">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3">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7">Running Groovy code from Java code (plug in)</text:span></text:p>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3">BSFManager</text:span></text:p>
              </text:list-item>
              <text:list-item>
                <text:p text:style-name="P5"><text:span text:style-name="T1">The </text:span><text:span text:style-name="T3">GroovyShell</text:span><text:span text:style-name="T1"> object</text:span></text:p>
              </text:list-item>
              <text:list-item>
                <text:p text:style-name="P5"><text:span text:style-name="T1">The </text:span><text:span text:style-name="T3">GroovyClassLoader </text:span><text:span text:style-name="T1">object</text:span></text:p>
              </text:list-item>
            </text:list>
            <text:p text:style-name="P5"><text:span text:style-name="T3">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8">Same interface as other embeddable languages like Javascript, JRuby.</text:span></text:p>
              </text:list-item>
              <text:list-item>
                <text:p text:style-name="P2"><text:span text:style-name="T8">Allows you to share Java beans between Java and Groovy.</text:span></text:p>
              </text:list-item>
              <text:list-item>
                <text:p text:style-name="P2"><text:span text:style-name="T8">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4:33:01</dc:date>
    <dc:creator>Mark Veltzer</dc:creator>
    <meta:editing-duration>PT9H20M5S</meta:editing-duration>
    <meta:editing-cycles>26</meta:editing-cycles>
    <meta:generator>LibreOffice/3.3$Linux LibreOffice_project/330m19$Build-202</meta:generator>
    <meta:document-statistic meta:object-count="124"/>
  </office:meta>
</office:document-meta>
</file>